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standard" draw:layer="layout" svg:width="14.098cm" svg:height="4.859cm" svg:x="3.725cm" svg:y="13.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a xlink:href="http://www.first.com/" xlink:type="simple">first</text:a></text:p>
              </table:table-cell>
              <table:table-cell>
                <text:p text:style-name="P1">12</text:p>
              </table:table-cell>
              <table:table-cell>
                <text:p text:style-name="P1">13</text:p>
              </table:table-cell>
              <table:table-cell>
                <text:p text:style-name="P1">14</text:p>
              </table:table-cell>
              <table:table-cell>
                <text:p text:style-name="P1">15</text:p>
              </table:table-cell>
            </table:table-row>
            <table:table-row table:style-name="ro1" table:default-cell-style-name="ce1">
              <table:table-cell>
                <text:p text:style-name="P1">21</text:p>
              </table:table-cell>
              <table:table-cell>
                <text:p text:style-name="P1"><text:a xlink:href="http://www.second.com/" xlink:type="simple">second</text:a></text:p>
              </table:table-cell>
              <table:table-cell>
                <text:p text:style-name="P1">23</text:p>
              </table:table-cell>
              <table:table-cell>
                <text:p text:style-name="P1">24</text:p>
              </table:table-cell>
              <table:table-cell>
                <text:p text:style-name="P1">25</text:p>
              </table:table-cell>
            </table:table-row>
            <table:table-row table:style-name="ro1" table:default-cell-style-name="ce1">
              <table:table-cell>
                <text:p text:style-name="P1">31</text:p>
              </table:table-cell>
              <table:table-cell>
                <text:p text:style-name="P1">32</text:p>
              </table:table-cell>
              <table:table-cell>
                <text:p text:style-name="P1"><text:a xlink:href="http://www.third.com/" xlink:type="simple">third</text:a></text:p>
              </table:table-cell>
              <table:table-cell>
                <text:p text:style-name="P1">34</text:p>
              </table:table-cell>
              <table:table-cell>
                <text:p text:style-name="P1">35</text:p>
              </table:table-cell>
            </table:table-row>
            <table:table-row table:style-name="ro1" table:default-cell-style-name="ce1">
              <table:table-cell>
                <text:p text:style-name="P1">41</text:p>
              </table:table-cell>
              <table:table-cell>
                <text:p text:style-name="P1">42</text:p>
              </table:table-cell>
              <table:table-cell>
                <text:p text:style-name="P1">43</text:p>
              </table:table-cell>
              <table:table-cell>
                <text:p text:style-name="P1"><text:a xlink:href="http://www.fourth.com/" xlink:type="simple">fourth</text:a></text:p>
              </table:table-cell>
              <table:table-cell>
                <text:p text:style-name="P1">45</text:p>
              </table:table-cell>
            </table:table-row>
            <table:table-row table:style-name="ro1" table:default-cell-style-name="ce1">
              <table:table-cell>
                <text:p text:style-name="P1">51</text:p>
              </table:table-cell>
              <table:table-cell>
                <text:p text:style-name="P1">52</text:p>
              </table:table-cell>
              <table:table-cell>
                <text:p text:style-name="P1">53</text:p>
              </table:table-cell>
              <table:table-cell>
                <text:p text:style-name="P1">54</text:p>
              </table:table-cell>
              <table:table-cell>
                <text:p text:style-name="P1"><text:a xlink:href="http://www.fiveth.com/" xlink:type="simple">fiveth</text:a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8cm" svg:height="6cm" svg:x="3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cm" svg:height="6.5cm" svg:x="11.5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8:18:21</meta:creation-date>
    <dc:date>2013-03-09T18:19:12</dc:date>
    <meta:editing-duration>P0D</meta:editing-duration>
    <meta:editing-cycles>1</meta:editing-cycles>
    <meta:document-statistic meta:object-count="3"/>
    <meta:generator>LibreOffice/3.6$Linux_x86 LibreOffice_project/360m1$Build-304</meta:generator>
  </office:meta>
</office:document-meta>
</file>